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6.432cm" svg:height="15.219cm" svg:x="19.274cm" svg:y="1.594cm">
            <draw:object draw:notify-on-update-of-ranges="Feuille1.F3:Feuille1.F76 Feuille1.G3:Feuille1.G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[.D2]/[.E2]" office:value-type="float" office:value="1" calcext:value-type="float">
            <text:p>1</text:p>
          </table:table-cell>
          <table:table-cell table:formula="of:=1+4/[.C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3" calcext:value-type="float">
            <text:p>3</text:p>
          </table:table-cell>
          <table:table-cell table:formula="of:=1+4/[.C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2" calcext:value-type="float">
            <text:p>2</text:p>
          </table:table-cell>
          <table:table-cell table:formula="of:=1+4/[.C4]" office:value-type="float" office:value="2.33333333333333" calcext:value-type="float">
            <text:p>2,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66666667" calcext:value-type="float">
            <text:p>1,6666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]/[.E5]" office:value-type="float" office:value="1.66666666666667" calcext:value-type="float">
            <text:p>1,66666666666667</text:p>
          </table:table-cell>
          <table:table-cell table:formula="of:=1+4/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6]/[.E6]" office:value-type="float" office:value="1.5" calcext:value-type="float">
            <text:p>1,5</text:p>
          </table:table-cell>
          <table:table-cell table:formula="of:=1+4/[.C6]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7]/[.E7]" office:value-type="float" office:value="1.4" calcext:value-type="float">
            <text:p>1,4</text:p>
          </table:table-cell>
          <table:table-cell table:formula="of:=1+4/[.C7]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3333333" calcext:value-type="float">
            <text:p>1,3333333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8]/[.E8]" office:value-type="float" office:value="1.33333333333333" calcext:value-type="float">
            <text:p>1,33333333333333</text:p>
          </table:table-cell>
          <table:table-cell table:formula="of:=1+4/[.C8]" office:value-type="float" office:value="1.57142857142857" calcext:value-type="float">
            <text:p>1,5714285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/7" office:value-type="float" office:value="1.28571428571429" calcext:value-type="float">
            <text:p>1,285714285714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9]/[.E9]" office:value-type="float" office:value="1.28571428571429" calcext:value-type="float">
            <text:p>1,28571428571429</text:p>
          </table:table-cell>
          <table:table-cell table:formula="of:=1+4/[.C9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10]/[.E10]" office:value-type="float" office:value="1.25" calcext:value-type="float">
            <text:p>1,25</text:p>
          </table:table-cell>
          <table:table-cell table:formula="of:=1+4/[.C10]" office:value-type="float" office:value="1.44444444444444" calcext:value-type="float">
            <text:p>1,444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/9" office:value-type="float" office:value="1.22222222222222" calcext:value-type="float">
            <text:p>1,222222222222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1]/[.E11]" office:value-type="float" office:value="1.22222222222222" calcext:value-type="float">
            <text:p>1,22222222222222</text:p>
          </table:table-cell>
          <table:table-cell table:formula="of:=1+4/[.C11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/5" office:value-type="float" office:value="1.2" calcext:value-type="float">
            <text:p>1,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12]/[.E12]" office:value-type="float" office:value="1.2" calcext:value-type="float">
            <text:p>1,2</text:p>
          </table:table-cell>
          <table:table-cell table:formula="of:=1+4/[.C12]" office:value-type="float" office:value="1.36363636363636" calcext:value-type="float">
            <text:p>1,36363636363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3/11" office:value-type="float" office:value="1.18181818181818" calcext:value-type="float">
            <text:p>1,181818181818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13]/[.E13]" office:value-type="float" office:value="1.18181818181818" calcext:value-type="float">
            <text:p>1,18181818181818</text:p>
          </table:table-cell>
          <table:table-cell table:formula="of:=1+4/[.C13]" office:value-type="float" office:value="1.33333333333333" calcext:value-type="float">
            <text:p>1,3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7/6" office:value-type="float" office:value="1.16666666666667" calcext:value-type="float">
            <text:p>1,1666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14]/[.E14]" office:value-type="float" office:value="1.16666666666667" calcext:value-type="float">
            <text:p>1,16666666666667</text:p>
          </table:table-cell>
          <table:table-cell table:formula="of:=1+4/[.C14]" office:value-type="float" office:value="1.30769230769231" calcext:value-type="float">
            <text:p>1,30769230769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5/13" office:value-type="float" office:value="1.15384615384615" calcext:value-type="float">
            <text:p>1,153846153846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15]/[.E15]" office:value-type="float" office:value="1.15384615384615" calcext:value-type="float">
            <text:p>1,15384615384615</text:p>
          </table:table-cell>
          <table:table-cell table:formula="of:=1+4/[.C15]" office:value-type="float" office:value="1.28571428571429" calcext:value-type="float">
            <text:p>1,2857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16]/[.E16]" office:value-type="float" office:value="1.14285714285714" calcext:value-type="float">
            <text:p>1,14285714285714</text:p>
          </table:table-cell>
          <table:table-cell table:formula="of:=1+4/[.C16]" office:value-type="float" office:value="1.26666666666667" calcext:value-type="float">
            <text:p>1,26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D17]/[.E17]" office:value-type="float" office:value="1.13333333333333" calcext:value-type="float">
            <text:p>1,13333333333333</text:p>
          </table:table-cell>
          <table:table-cell table:formula="of:=1+4/[.C17]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8]/[.E18]" office:value-type="float" office:value="1.125" calcext:value-type="float">
            <text:p>1,125</text:p>
          </table:table-cell>
          <table:table-cell table:formula="of:=1+4/[.C18]" office:value-type="float" office:value="1.23529411764706" calcext:value-type="float">
            <text:p>1,235294117647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19]/[.E19]" office:value-type="float" office:value="1.11764705882353" calcext:value-type="float">
            <text:p>1,11764705882353</text:p>
          </table:table-cell>
          <table:table-cell table:formula="of:=1+4/[.C19]" office:value-type="float" office:value="1.22222222222222" calcext:value-type="float">
            <text:p>1,222222222222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0]/[.E20]" office:value-type="float" office:value="1.11111111111111" calcext:value-type="float">
            <text:p>1,11111111111111</text:p>
          </table:table-cell>
          <table:table-cell table:formula="of:=1+4/[.C20]" office:value-type="float" office:value="1.21052631578947" calcext:value-type="float">
            <text:p>1,21052631578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D21]/[.E21]" office:value-type="float" office:value="1.10526315789474" calcext:value-type="float">
            <text:p>1,10526315789474</text:p>
          </table:table-cell>
          <table:table-cell table:formula="of:=1+4/[.C21]" office:value-type="float" office:value="1.2" calcext:value-type="float">
            <text:p>1,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2]/[.E22]" office:value-type="float" office:value="1.1" calcext:value-type="float">
            <text:p>1,1</text:p>
          </table:table-cell>
          <table:table-cell table:formula="of:=1+4/[.C22]" office:value-type="float" office:value="1.19047619047619" calcext:value-type="float">
            <text:p>1,1904761904761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D23]/[.E23]" office:value-type="float" office:value="1.0952380952381" calcext:value-type="float">
            <text:p>1,0952380952381</text:p>
          </table:table-cell>
          <table:table-cell table:formula="of:=1+4/[.C23]" office:value-type="float" office:value="1.18181818181818" calcext:value-type="float">
            <text:p>1,1818181818181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24]/[.E24]" office:value-type="float" office:value="1.09090909090909" calcext:value-type="float">
            <text:p>1,09090909090909</text:p>
          </table:table-cell>
          <table:table-cell table:formula="of:=1+4/[.C24]" office:value-type="float" office:value="1.17391304347826" calcext:value-type="float">
            <text:p>1,1739130434782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D25]/[.E25]" office:value-type="float" office:value="1.08695652173913" calcext:value-type="float">
            <text:p>1,08695652173913</text:p>
          </table:table-cell>
          <table:table-cell table:formula="of:=1+4/[.C25]" office:value-type="float" office:value="1.16666666666667" calcext:value-type="float">
            <text:p>1,16666666666667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26]/[.E26]" office:value-type="float" office:value="1.08333333333333" calcext:value-type="float">
            <text:p>1,08333333333333</text:p>
          </table:table-cell>
          <table:table-cell table:formula="of:=1+4/[.C26]" office:value-type="float" office:value="1.16" calcext:value-type="float">
            <text:p>1,1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D27]/[.E27]" office:value-type="float" office:value="1.08" calcext:value-type="float">
            <text:p>1,08</text:p>
          </table:table-cell>
          <table:table-cell table:formula="of:=1+4/[.C27]" office:value-type="float" office:value="1.15384615384615" calcext:value-type="float">
            <text:p>1,1538461538461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28]/[.E28]" office:value-type="float" office:value="1.07692307692308" calcext:value-type="float">
            <text:p>1,07692307692308</text:p>
          </table:table-cell>
          <table:table-cell table:formula="of:=1+4/[.C28]" office:value-type="float" office:value="1.14814814814815" calcext:value-type="float">
            <text:p>1,1481481481481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[.D29]/[.E29]" office:value-type="float" office:value="1.07407407407407" calcext:value-type="float">
            <text:p>1,07407407407407</text:p>
          </table:table-cell>
          <table:table-cell table:formula="of:=1+4/[.C29]" office:value-type="float" office:value="1.14285714285714" calcext:value-type="float">
            <text:p>1,14285714285714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D30]/[.E30]" office:value-type="float" office:value="1.07142857142857" calcext:value-type="float">
            <text:p>1,07142857142857</text:p>
          </table:table-cell>
          <table:table-cell table:formula="of:=1+4/[.C30]" office:value-type="float" office:value="1.13793103448276" calcext:value-type="float">
            <text:p>1,1379310344827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[.D31]/[.E31]" office:value-type="float" office:value="1.06896551724138" calcext:value-type="float">
            <text:p>1,06896551724138</text:p>
          </table:table-cell>
          <table:table-cell table:formula="of:=1+4/[.C31]" office:value-type="float" office:value="1.13333333333333" calcext:value-type="float">
            <text:p>1,13333333333333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D32]/[.E32]" office:value-type="float" office:value="1.06666666666667" calcext:value-type="float">
            <text:p>1,06666666666667</text:p>
          </table:table-cell>
          <table:table-cell table:formula="of:=1+4/[.C32]" office:value-type="float" office:value="1.12903225806452" calcext:value-type="float">
            <text:p>1,1290322580645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[.D33]/[.E33]" office:value-type="float" office:value="1.06451612903226" calcext:value-type="float">
            <text:p>1,06451612903226</text:p>
          </table:table-cell>
          <table:table-cell table:formula="of:=1+4/[.C33]" office:value-type="float" office:value="1.125" calcext:value-type="float">
            <text:p>1,12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D34]/[.E34]" office:value-type="float" office:value="1.0625" calcext:value-type="float">
            <text:p>1,0625</text:p>
          </table:table-cell>
          <table:table-cell table:formula="of:=1+4/[.C34]" office:value-type="float" office:value="1.12121212121212" calcext:value-type="float">
            <text:p>1,12121212121212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[.D35]/[.E35]" office:value-type="float" office:value="1.06060606060606" calcext:value-type="float">
            <text:p>1,06060606060606</text:p>
          </table:table-cell>
          <table:table-cell table:formula="of:=1+4/[.C35]" office:value-type="float" office:value="1.11764705882353" calcext:value-type="float">
            <text:p>1,11764705882353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D36]/[.E36]" office:value-type="float" office:value="1.05882352941176" calcext:value-type="float">
            <text:p>1,05882352941176</text:p>
          </table:table-cell>
          <table:table-cell table:formula="of:=1+4/[.C36]" office:value-type="float" office:value="1.11428571428571" calcext:value-type="float">
            <text:p>1,11428571428571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[.D37]/[.E37]" office:value-type="float" office:value="1.05714285714286" calcext:value-type="float">
            <text:p>1,05714285714286</text:p>
          </table:table-cell>
          <table:table-cell table:formula="of:=1+4/[.C37]" office:value-type="float" office:value="1.11111111111111" calcext:value-type="float">
            <text:p>1,11111111111111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D38]/[.E38]" office:value-type="float" office:value="1.05555555555556" calcext:value-type="float">
            <text:p>1,05555555555556</text:p>
          </table:table-cell>
          <table:table-cell table:formula="of:=1+4/[.C38]" office:value-type="float" office:value="1.10810810810811" calcext:value-type="float">
            <text:p>1,10810810810811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[.D39]/[.E39]" office:value-type="float" office:value="1.05405405405405" calcext:value-type="float">
            <text:p>1,05405405405405</text:p>
          </table:table-cell>
          <table:table-cell table:formula="of:=1+4/[.C39]" office:value-type="float" office:value="1.10526315789474" calcext:value-type="float">
            <text:p>1,10526315789474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D40]/[.E40]" office:value-type="float" office:value="1.05263157894737" calcext:value-type="float">
            <text:p>1,05263157894737</text:p>
          </table:table-cell>
          <table:table-cell table:formula="of:=1+4/[.C40]" office:value-type="float" office:value="1.1025641025641" calcext:value-type="float">
            <text:p>1,102564102564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[.D41]/[.E41]" office:value-type="float" office:value="1.05128205128205" calcext:value-type="float">
            <text:p>1,05128205128205</text:p>
          </table:table-cell>
          <table:table-cell table:formula="of:=1+4/[.C41]" office:value-type="float" office:value="1.1" calcext:value-type="float">
            <text:p>1,1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D42]/[.E42]" office:value-type="float" office:value="1.05" calcext:value-type="float">
            <text:p>1,05</text:p>
          </table:table-cell>
          <table:table-cell table:formula="of:=1+4/[.C42]" office:value-type="float" office:value="1.09756097560976" calcext:value-type="float">
            <text:p>1,09756097560976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[.D43]/[.E43]" office:value-type="float" office:value="1.04878048780488" calcext:value-type="float">
            <text:p>1,04878048780488</text:p>
          </table:table-cell>
          <table:table-cell table:formula="of:=1+4/[.C43]" office:value-type="float" office:value="1.0952380952381" calcext:value-type="float">
            <text:p>1,0952380952381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D44]/[.E44]" office:value-type="float" office:value="1.04761904761905" calcext:value-type="float">
            <text:p>1,04761904761905</text:p>
          </table:table-cell>
          <table:table-cell table:formula="of:=1+4/[.C44]" office:value-type="float" office:value="1.09302325581395" calcext:value-type="float">
            <text:p>1,09302325581395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[.D45]/[.E45]" office:value-type="float" office:value="1.04651162790698" calcext:value-type="float">
            <text:p>1,04651162790698</text:p>
          </table:table-cell>
          <table:table-cell table:formula="of:=1+4/[.C45]" office:value-type="float" office:value="1.09090909090909" calcext:value-type="float">
            <text:p>1,09090909090909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D46]/[.E46]" office:value-type="float" office:value="1.04545454545455" calcext:value-type="float">
            <text:p>1,04545454545455</text:p>
          </table:table-cell>
          <table:table-cell table:formula="of:=1+4/[.C46]" office:value-type="float" office:value="1.08888888888889" calcext:value-type="float">
            <text:p>1,08888888888889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[.D47]/[.E47]" office:value-type="float" office:value="1.04444444444444" calcext:value-type="float">
            <text:p>1,04444444444444</text:p>
          </table:table-cell>
          <table:table-cell table:formula="of:=1+4/[.C47]" office:value-type="float" office:value="1.08695652173913" calcext:value-type="float">
            <text:p>1,08695652173913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D48]/[.E48]" office:value-type="float" office:value="1.04347826086957" calcext:value-type="float">
            <text:p>1,04347826086957</text:p>
          </table:table-cell>
          <table:table-cell table:formula="of:=1+4/[.C48]" office:value-type="float" office:value="1.08510638297872" calcext:value-type="float">
            <text:p>1,08510638297872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[.D49]/[.E49]" office:value-type="float" office:value="1.04255319148936" calcext:value-type="float">
            <text:p>1,04255319148936</text:p>
          </table:table-cell>
          <table:table-cell table:formula="of:=1+4/[.C49]" office:value-type="float" office:value="1.08333333333333" calcext:value-type="float">
            <text:p>1,08333333333333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D50]/[.E50]" office:value-type="float" office:value="1.04166666666667" calcext:value-type="float">
            <text:p>1,04166666666667</text:p>
          </table:table-cell>
          <table:table-cell table:formula="of:=1+4/[.C50]" office:value-type="float" office:value="1.08163265306122" calcext:value-type="float">
            <text:p>1,0816326530612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[.D51]/[.E51]" office:value-type="float" office:value="1.04081632653061" calcext:value-type="float">
            <text:p>1,04081632653061</text:p>
          </table:table-cell>
          <table:table-cell table:formula="of:=1+4/[.C51]" office:value-type="float" office:value="1.08" calcext:value-type="float">
            <text:p>1,08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D52]/[.E52]" office:value-type="float" office:value="1.04" calcext:value-type="float">
            <text:p>1,04</text:p>
          </table:table-cell>
          <table:table-cell table:formula="of:=1+4/[.C52]" office:value-type="float" office:value="1.07843137254902" calcext:value-type="float">
            <text:p>1,07843137254902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[.D53]/[.E53]" office:value-type="float" office:value="1.03921568627451" calcext:value-type="float">
            <text:p>1,03921568627451</text:p>
          </table:table-cell>
          <table:table-cell table:formula="of:=1+4/[.C53]" office:value-type="float" office:value="1.07692307692308" calcext:value-type="float">
            <text:p>1,07692307692308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[.D54]/[.E54]" office:value-type="float" office:value="1.03846153846154" calcext:value-type="float">
            <text:p>1,03846153846154</text:p>
          </table:table-cell>
          <table:table-cell table:formula="of:=1+4/[.C54]" office:value-type="float" office:value="1.07547169811321" calcext:value-type="float">
            <text:p>1,07547169811321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[.D55]/[.E55]" office:value-type="float" office:value="1.0377358490566" calcext:value-type="float">
            <text:p>1,0377358490566</text:p>
          </table:table-cell>
          <table:table-cell table:formula="of:=1+4/[.C55]" office:value-type="float" office:value="1.07407407407407" calcext:value-type="float">
            <text:p>1,0740740740740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D56]/[.E56]" office:value-type="float" office:value="1.03703703703704" calcext:value-type="float">
            <text:p>1,03703703703704</text:p>
          </table:table-cell>
          <table:table-cell table:formula="of:=1+4/[.C56]" office:value-type="float" office:value="1.07272727272727" calcext:value-type="float">
            <text:p>1,07272727272727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formula="of:=[.D57]/[.E57]" office:value-type="float" office:value="1.03636363636364" calcext:value-type="float">
            <text:p>1,03636363636364</text:p>
          </table:table-cell>
          <table:table-cell table:formula="of:=1+4/[.C57]" office:value-type="float" office:value="1.07142857142857" calcext:value-type="float">
            <text:p>1,07142857142857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D58]/[.E58]" office:value-type="float" office:value="1.03571428571429" calcext:value-type="float">
            <text:p>1,03571428571429</text:p>
          </table:table-cell>
          <table:table-cell table:formula="of:=1+4/[.C58]" office:value-type="float" office:value="1.07017543859649" calcext:value-type="float">
            <text:p>1,07017543859649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[.D59]/[.E59]" office:value-type="float" office:value="1.03508771929825" calcext:value-type="float">
            <text:p>1,03508771929825</text:p>
          </table:table-cell>
          <table:table-cell table:formula="of:=1+4/[.C59]" office:value-type="float" office:value="1.06896551724138" calcext:value-type="float">
            <text:p>1,0689655172413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D60]/[.E60]" office:value-type="float" office:value="1.03448275862069" calcext:value-type="float">
            <text:p>1,03448275862069</text:p>
          </table:table-cell>
          <table:table-cell table:formula="of:=1+4/[.C60]" office:value-type="float" office:value="1.06779661016949" calcext:value-type="float">
            <text:p>1,0677966101694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formula="of:=[.D61]/[.E61]" office:value-type="float" office:value="1.03389830508475" calcext:value-type="float">
            <text:p>1,03389830508475</text:p>
          </table:table-cell>
          <table:table-cell table:formula="of:=1+4/[.C61]" office:value-type="float" office:value="1.06666666666667" calcext:value-type="float">
            <text:p>1,06666666666667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62]/[.E62]" office:value-type="float" office:value="1.03333333333333" calcext:value-type="float">
            <text:p>1,03333333333333</text:p>
          </table:table-cell>
          <table:table-cell table:formula="of:=1+4/[.C62]" office:value-type="float" office:value="1.0655737704918" calcext:value-type="float">
            <text:p>1,0655737704918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formula="of:=[.D63]/[.E63]" office:value-type="float" office:value="1.0327868852459" calcext:value-type="float">
            <text:p>1,0327868852459</text:p>
          </table:table-cell>
          <table:table-cell table:formula="of:=1+4/[.C63]" office:value-type="float" office:value="1.06451612903226" calcext:value-type="float">
            <text:p>1,06451612903226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D64]/[.E64]" office:value-type="float" office:value="1.03225806451613" calcext:value-type="float">
            <text:p>1,03225806451613</text:p>
          </table:table-cell>
          <table:table-cell table:formula="of:=1+4/[.C64]" office:value-type="float" office:value="1.06349206349206" calcext:value-type="float">
            <text:p>1,06349206349206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formula="of:=[.D65]/[.E65]" office:value-type="float" office:value="1.03174603174603" calcext:value-type="float">
            <text:p>1,03174603174603</text:p>
          </table:table-cell>
          <table:table-cell table:formula="of:=1+4/[.C65]" office:value-type="float" office:value="1.0625" calcext:value-type="float">
            <text:p>1,062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[.D66]/[.E66]" office:value-type="float" office:value="1.03125" calcext:value-type="float">
            <text:p>1,03125</text:p>
          </table:table-cell>
          <table:table-cell table:formula="of:=1+4/[.C66]" office:value-type="float" office:value="1.06153846153846" calcext:value-type="float">
            <text:p>1,06153846153846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[.D67]/[.E67]" office:value-type="float" office:value="1.03076923076923" calcext:value-type="float">
            <text:p>1,03076923076923</text:p>
          </table:table-cell>
          <table:table-cell table:formula="of:=1+4/[.C67]" office:value-type="float" office:value="1.06060606060606" calcext:value-type="float">
            <text:p>1,06060606060606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[.D68]/[.E68]" office:value-type="float" office:value="1.03030303030303" calcext:value-type="float">
            <text:p>1,03030303030303</text:p>
          </table:table-cell>
          <table:table-cell table:formula="of:=1+4/[.C68]" office:value-type="float" office:value="1.05970149253731" calcext:value-type="float">
            <text:p>1,05970149253731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formula="of:=[.D69]/[.E69]" office:value-type="float" office:value="1.02985074626866" calcext:value-type="float">
            <text:p>1,02985074626866</text:p>
          </table:table-cell>
          <table:table-cell table:formula="of:=1+4/[.C69]" office:value-type="float" office:value="1.05882352941176" calcext:value-type="float">
            <text:p>1,05882352941176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[.D70]/[.E70]" office:value-type="float" office:value="1.02941176470588" calcext:value-type="float">
            <text:p>1,02941176470588</text:p>
          </table:table-cell>
          <table:table-cell table:formula="of:=1+4/[.C70]" office:value-type="float" office:value="1.05797101449275" calcext:value-type="float">
            <text:p>1,0579710144927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formula="of:=[.D71]/[.E71]" office:value-type="float" office:value="1.02898550724638" calcext:value-type="float">
            <text:p>1,02898550724638</text:p>
          </table:table-cell>
          <table:table-cell table:formula="of:=1+4/[.C71]" office:value-type="float" office:value="1.05714285714286" calcext:value-type="float">
            <text:p>1,05714285714286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[.D72]/[.E72]" office:value-type="float" office:value="1.02857142857143" calcext:value-type="float">
            <text:p>1,02857142857143</text:p>
          </table:table-cell>
          <table:table-cell table:formula="of:=1+4/[.C72]" office:value-type="float" office:value="1.05633802816901" calcext:value-type="float">
            <text:p>1,05633802816901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D73]/[.E73]" office:value-type="float" office:value="1.02816901408451" calcext:value-type="float">
            <text:p>1,02816901408451</text:p>
          </table:table-cell>
          <table:table-cell table:formula="of:=1+4/[.C73]" office:value-type="float" office:value="1.05555555555556" calcext:value-type="float">
            <text:p>1,05555555555556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D74]/[.E74]" office:value-type="float" office:value="1.02777777777778" calcext:value-type="float">
            <text:p>1,02777777777778</text:p>
          </table:table-cell>
          <table:table-cell table:formula="of:=1+4/[.C74]" office:value-type="float" office:value="1.05479452054795" calcext:value-type="float">
            <text:p>1,05479452054795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[.D75]/[.E75]" office:value-type="float" office:value="1.02739726027397" calcext:value-type="float">
            <text:p>1,02739726027397</text:p>
          </table:table-cell>
          <table:table-cell table:formula="of:=1+4/[.C75]" office:value-type="float" office:value="1.05405405405405" calcext:value-type="float">
            <text:p>1,05405405405405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[.D76]/[.E76]" office:value-type="float" office:value="1.02702702702703" calcext:value-type="float">
            <text:p>1,02702702702703</text:p>
          </table:table-cell>
          <table:table-cell table:formula="of:=1+4/[.C76]" office:value-type="float" office:value="1.05333333333333" calcext:value-type="float">
            <text:p>1,05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15:25:07.597000000</meta:creation-date>
    <dc:date>2021-08-26T18:35:05.695000000</dc:date>
    <meta:editing-duration>PT2H49M37S</meta:editing-duration>
    <meta:editing-cycles>1</meta:editing-cycles>
    <meta:document-statistic meta:table-count="1" meta:cell-count="409" meta:object-count="1"/>
    <meta:generator>LibreOffice/7.2.0.4$Windows_X86_64 LibreOffice_project/9a9c6381e3f7a62afc1329bd359cc48accb6435b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33cm" svg:height="15.22cm" xlink:href=".." xlink:type="simple" chart:class="chart:line" chart:style-name="ch1">
        <chart:legend chart:legend-position="end" svg:x="23.475cm" svg:y="7.062cm" style:legend-expansion="high" chart:style-name="ch2"/>
        <chart:plot-area chart:style-name="ch3" table:cell-range-address="Feuille1.F3:Feuille1.G76" svg:x="0.748cm" svg:y="0.753cm" svg:width="22.279cm" svg:height="14.611cm">
          <chart:coordinate-region svg:x="1.475cm" svg:y="0.953cm" svg:width="21.552cm" svg:height="13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3:Feuille1.F76" chart:class="chart:line">
            <chart:data-point chart:repeated="74"/>
          </chart:series>
          <chart:series chart:style-name="ch7" chart:values-cell-range-address="Feuille1.G3:Feuille1.G76" chart:class="chart:line"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uille1.F3:Feuille1.F76</svg:desc>
                </draw:g>
              </table:table-cell>
              <table:table-cell office:value-type="float" office:value="3">
                <text:p>3</text:p>
                <draw:g>
                  <svg:desc>Feuille1.G3:Feuille1.G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.36363636363636">
                <text:p>1.36363636363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5384615384615">
                <text:p>1.15384615384615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25">
                <text:p>1.125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1.22222222222222">
                <text:p>1.222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21052631578947">
                <text:p>1.21052631578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">
                <text:p>1.1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7391304347826">
                <text:p>1.17391304347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">
                <text:p>1.08</text:p>
              </table:table-cell>
              <table:table-cell office:value-type="float" office:value="1.15384615384615">
                <text:p>1.1538461538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14814814814815">
                <text:p>1.14814814814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7407407407407">
                <text:p>1.07407407407407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13793103448276">
                <text:p>1.13793103448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6896551724138">
                <text:p>1.06896551724138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12903225806452">
                <text:p>1.12903225806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25">
                <text:p>1.0625</text:p>
              </table:table-cell>
              <table:table-cell office:value-type="float" office:value="1.12121212121212">
                <text:p>1.12121212121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1.11764705882353">
                <text:p>1.11764705882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5882352941176">
                <text:p>1.05882352941176</text:p>
              </table:table-cell>
              <table:table-cell office:value-type="float" office:value="1.11428571428571">
                <text:p>1.11428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10810810810811">
                <text:p>1.10810810810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10526315789474">
                <text:p>1.10526315789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.1025641025641">
                <text:p>1.1025641025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5128205128205">
                <text:p>1.051282051282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">
                <text:p>1.05</text:p>
              </table:table-cell>
              <table:table-cell office:value-type="float" office:value="1.09756097560976">
                <text:p>1.09756097560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878048780488">
                <text:p>1.04878048780488</text:p>
              </table:table-cell>
              <table:table-cell office:value-type="float" office:value="1.0952380952381">
                <text:p>1.095238095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1.09302325581395">
                <text:p>1.09302325581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4545454545455">
                <text:p>1.04545454545455</text:p>
              </table:table-cell>
              <table:table-cell office:value-type="float" office:value="1.08888888888889">
                <text:p>1.088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4444444444444">
                <text:p>1.04444444444444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4347826086957">
                <text:p>1.04347826086957</text:p>
              </table:table-cell>
              <table:table-cell office:value-type="float" office:value="1.08510638297872">
                <text:p>1.08510638297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4255319148936">
                <text:p>1.04255319148936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08163265306122">
                <text:p>1.08163265306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4081632653061">
                <text:p>1.040816326530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4">
                <text:p>1.04</text:p>
              </table:table-cell>
              <table:table-cell office:value-type="float" office:value="1.07843137254902">
                <text:p>1.07843137254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3921568627451">
                <text:p>1.03921568627451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1.07547169811321">
                <text:p>1.07547169811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377358490566">
                <text:p>1.0377358490566</text:p>
              </table:table-cell>
              <table:table-cell office:value-type="float" office:value="1.07407407407407">
                <text:p>1.07407407407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3703703703704">
                <text:p>1.03703703703704</text:p>
              </table:table-cell>
              <table:table-cell office:value-type="float" office:value="1.07272727272727">
                <text:p>1.0727272727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3636363636364">
                <text:p>1.03636363636364</text:p>
              </table:table-cell>
              <table:table-cell office:value-type="float" office:value="1.07142857142857">
                <text:p>1.0714285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1.07017543859649">
                <text:p>1.07017543859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3508771929825">
                <text:p>1.03508771929825</text:p>
              </table:table-cell>
              <table:table-cell office:value-type="float" office:value="1.06896551724138">
                <text:p>1.06896551724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3448275862069">
                <text:p>1.03448275862069</text:p>
              </table:table-cell>
              <table:table-cell office:value-type="float" office:value="1.06779661016949">
                <text:p>1.06779661016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3389830508475">
                <text:p>1.03389830508475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.0655737704918">
                <text:p>1.0655737704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327868852459">
                <text:p>1.0327868852459</text:p>
              </table:table-cell>
              <table:table-cell office:value-type="float" office:value="1.06451612903226">
                <text:p>1.06451612903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.06349206349206">
                <text:p>1.06349206349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174603174603">
                <text:p>1.03174603174603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3125">
                <text:p>1.03125</text:p>
              </table:table-cell>
              <table:table-cell office:value-type="float" office:value="1.06153846153846">
                <text:p>1.06153846153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3076923076923">
                <text:p>1.03076923076923</text:p>
              </table:table-cell>
              <table:table-cell office:value-type="float" office:value="1.06060606060606">
                <text:p>1.06060606060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1.05970149253731">
                <text:p>1.05970149253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985074626866">
                <text:p>1.02985074626866</text:p>
              </table:table-cell>
              <table:table-cell office:value-type="float" office:value="1.05882352941176">
                <text:p>1.05882352941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2941176470588">
                <text:p>1.02941176470588</text:p>
              </table:table-cell>
              <table:table-cell office:value-type="float" office:value="1.05797101449275">
                <text:p>1.05797101449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898550724638">
                <text:p>1.02898550724638</text:p>
              </table:table-cell>
              <table:table-cell office:value-type="float" office:value="1.05714285714286">
                <text:p>1.0571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857142857143">
                <text:p>1.02857142857143</text:p>
              </table:table-cell>
              <table:table-cell office:value-type="float" office:value="1.05633802816901">
                <text:p>1.05633802816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816901408451">
                <text:p>1.02816901408451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5479452054795">
                <text:p>1.05479452054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2739726027397">
                <text:p>1.02739726027397</text:p>
              </table:table-cell>
              <table:table-cell office:value-type="float" office:value="1.05405405405405">
                <text:p>1.05405405405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2702702702703">
                <text:p>1.02702702702703</text:p>
              </table:table-cell>
              <table:table-cell office:value-type="float" office:value="1.05333333333333">
                <text:p>1.05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